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40.47</text:p>
          </table:table-cell>
          <table:table-cell table:number-columns-repeated="2"/>
          <table:table-cell office:value-type="string" calcext:value-type="string">
            <text:p>80.9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8.4918||</text:p>
          </table:table-cell>
          <table:table-cell table:number-columns-repeated="2"/>
          <table:table-cell office:value-type="string" calcext:value-type="string">
            <text:p>373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8.49244.</text:p>
          </table:table-cell>
          <table:table-cell table:number-columns-repeated="2"/>
          <table:table-cell office:value-type="string" calcext:value-type="string">
            <text:p>4416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4"/>
          <table:table-cell table:style-name="ce23"/>
          <table:table-cell table:style-name="ce25" table:number-columns-repeated="2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7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.00.0000</text:date>, <text:time style:data-style-name="N2" text:time-value="14:58:06.2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07T15:41:29.597000000</dc:date>
    <meta:editing-duration>P1DT16H32M37S</meta:editing-duration>
    <meta:editing-cycles>753</meta:editing-cycles>
    <meta:document-statistic meta:table-count="1" meta:cell-count="3563" meta:object-count="0"/>
  </office:meta>
</office:document-meta>
</file>